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Experiment No<text:tab/>: 4</text:p>
      <text:p text:style-name="Standard">Aim<text:tab/><text:tab/><text:tab/>: Shift Reduce Parser</text:p>
      <text:p text:style-name="Standard">Date<text:tab/><text:tab/><text:tab/>: 20/10/2022</text:p>
      <text:p text:style-name="Standard">Name<text:tab/><text:tab/><text:tab/>: Aravind Jose</text:p>
      <text:p text:style-name="Standard">Roll No<text:tab/><text:tab/>: 10</text:p>
      <text:p text:style-name="Standard"/>
      <text:p text:style-name="Standard">Program</text:p>
      <text:p text:style-name="Standard">------------</text:p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/>
      <text:p text:style-name="Standard">struct prodn</text:p>
      <text:p text:style-name="Standard">{</text:p>
      <text:p text:style-name="Standard"><text:s text:c="4"/>char p1[10];</text:p>
      <text:p text:style-name="Standard"><text:s text:c="4"/>char<text:s/>p2[10];</text:p>
      <text:p text:style-name="Standard">};</text:p>
      <text:p text:style-name="Standard"/>
      <text:p text:style-name="Standard"/>
      <text:p text:style-name="Standard">void main()</text:p>
      <text:p text:style-name="Standard">{</text:p>
      <text:p text:style-name="Standard"><text:s text:c="4"/>char input[20], input2[20], stack[50], temp[50], ch[2], *t1, *t2, *t;</text:p>
      <text:p text:style-name="Standard"><text:s text:c="4"/>int i, j, s1, s2, s, count = 0;</text:p>
      <text:p text:style-name="Standard"><text:s text:c="4"/>struct prodn p[10];</text:p>
      <text:p text:style-name="Standard"><text:s text:c="4"/>FILE *fp;</text:p>
      <text:p text:style-name="Standard"><text:s text:c="4"/>fp = fopen("inp.txt", "r");</text:p>
      <text:p text:style-name="Standard"><text:s text:c="4"/>stack[0] = '\0';</text:p>
      <text:p text:style-name="Standard"><text:s text:c="4"/>printf("\nEnter the input string\n");</text:p>
      <text:p text:style-name="Standard"><text:s text:c="4"/>scanf("%s", input);</text:p>
      <text:p text:style-name="Standard"><text:s text:c="4"/>strcpy(input2, input);</text:p>
      <text:p text:style-name="Standard"><text:s text:c="4"/>while (!feof(fp))</text:p>
      <text:p text:style-name="Standard"><text:s text:c="4"/>{</text:p>
      <text:p text:style-name="Standard"><text:s text:c="8"/>fscanf(fp, "%s\n", temp);</text:p>
      <text:p text:style-name="Standard"><text:s text:c="8"/>t1 = strtok(temp, "=");</text:p>
      <text:p text:style-name="Standard"><text:s text:c="6"/>// <text:s/>printf("t1%s\n", t1);</text:p>
      <text:p text:style-name="Standard"><text:s text:c="8"/>t2 = strtok(NULL, "=");</text:p>
      <text:p text:style-name="Standard"><text:s text:c="5"/>// <text:s/>printf("t2%s\n", t2);</text:p>
      <text:p text:style-name="Standard"><text:s text:c="8"/>strcpy(p[count].p1, t1);</text:p>
      <text:p text:style-name="Standard"><text:s text:c="8"/>strcpy(p[count].p2, t2);</text:p>
      <text:p text:style-name="Standard"><text:s text:c="8"/>count++;</text:p>
      <text:p text:style-name="Standard"><text:s text:c="4"/>}</text:p>
      <text:p text:style-name="Standard"><text:s text:c="4"/>i = 0;</text:p>
      <text:p text:style-name="Standard"><text:s text:c="4"/>printf("Stack\tInput\taction\n\n");</text:p>
      <text:p text:style-name="Standard"><text:s text:c="4"/>printf("$\t %s$ \t\n", input2);</text:p>
      <text:p text:style-name="Standard"><text:s text:c="4"/>while (1)</text:p>
      <text:p text:style-name="Standard"><text:s text:c="4"/>{</text:p>
      <text:p text:style-name="Standard"><text:s text:c="8"/>if (i &lt;<text:s/>strlen(input))</text:p>
      <text:p text:style-name="Standard"><text:s text:c="8"/>{</text:p>
      <text:p text:style-name="Standard"><text:s text:c="12"/>ch[0] = input[i];</text:p>
      <text:p text:style-name="Standard"><text:s text:c="12"/>ch[1] = '\0';</text:p>
      <text:p text:style-name="Standard"><text:s text:c="12"/>input2[i] = ' ';</text:p>
      <text:soft-page-break/>
      <text:p text:style-name="Standard"><text:s text:c="12"/>i++;</text:p>
      <text:p text:style-name="Standard"><text:s text:c="12"/>strcat(stack, ch);</text:p>
      <text:p text:style-name="Standard"><text:s text:c="12"/>printf("$%s\t%s$\tShift\n", stack, input2);</text:p>
      <text:p text:style-name="Standard"><text:s text:c="8"/>}</text:p>
      <text:p text:style-name="Standard"><text:s text:c="8"/>for (j = 0; j &lt;<text:s/>count; j++)</text:p>
      <text:p text:style-name="Standard"><text:s text:c="8"/>{</text:p>
      <text:p text:style-name="Standard"><text:s text:c="12"/>t = strstr(stack, p[j].p2);</text:p>
      <text:p text:style-name="Standard"><text:s text:c="12"/>if (t != NULL)</text:p>
      <text:p text:style-name="Standard"><text:s text:c="12"/>{</text:p>
      <text:p text:style-name="Standard"><text:s text:c="16"/>s1 = strlen(stack);</text:p>
      <text:p text:style-name="Standard"><text:s text:c="16"/>s2 = strlen(t);</text:p>
      <text:p text:style-name="Standard"><text:s text:c="16"/>s = s1 - s2;</text:p>
      <text:p text:style-name="Standard"><text:s text:c="16"/>stack[s] = '\0';</text:p>
      <text:p text:style-name="Standard"><text:s text:c="16"/>strcat(stack, p[j].p1);</text:p>
      <text:p text:style-name="Standard"><text:s text:c="16"/>printf("$%s\t%s$\t reduce to %s-&gt;%s\n", stack, input2, p[j].p1, p[j].p2);</text:p>
      <text:p text:style-name="Standard"><text:s text:c="16"/>j = -1;</text:p>
      <text:p text:style-name="Standard"><text:s text:c="12"/>}</text:p>
      <text:p text:style-name="Standard"><text:s text:c="8"/>}</text:p>
      <text:p text:style-name="Standard"><text:s text:c="8"/>if (strcmp(stack,p[0].p1) == 0 &amp;&amp; i == strlen(input))</text:p>
      <text:p text:style-name="Standard"><text:s text:c="8"/>{</text:p>
      <text:p text:style-name="Standard"><text:s text:c="12"/>printf("\nInput is Accepted");</text:p>
      <text:p text:style-name="Standard"><text:s text:c="12"/>break;</text:p>
      <text:p text:style-name="Standard"><text:s text:c="8"/>}</text:p>
      <text:p text:style-name="Standard"><text:s text:c="8"/>if (i == strlen(input))</text:p>
      <text:p text:style-name="Standard"><text:s text:c="8"/>{</text:p>
      <text:p text:style-name="Standard"><text:s text:c="12"/>printf("\nInput is Not Accepted");</text:p>
      <text:p text:style-name="Standard"><text:s text:c="12"/>break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">Output</text:p>
      <text:p text:style-name="Standard">----------</text:p>
      <text:p text:style-name="Standard"/>
      <text:p text:style-name="Standard">input.txt</text:p>
      <text:p text:style-name="Standard">----------</text:p>
      <text:p text:style-name="Standard">S=AC</text:p>
      <text:p text:style-name="Standard">A=aB</text:p>
      <text:p text:style-name="Standard">B=b</text:p>
      <text:p text:style-name="Standard">C=cD</text:p>
      <text:p text:style-name="Standard">D=d</text:p>
      <text:p text:style-name="Standard"><text:s text:c="256"/><text:s text:c="256"/><text:s text:c="256"/><text:s text:c="256"/><text:s text:c="256"/><text:s text:c="14"/></text:p>
      <text:p text:style-name="Standard">Enter the input string</text:p>
      <text:p text:style-name="Standard">abcd</text:p>
      <text:p text:style-name="Standard"/>
      <text:p text:style-name="Standard">Stack<text:tab/><text:tab/>Input<text:tab/><text:tab/>action</text:p>
      <text:p text:style-name="Standard"/>
      <text:p text:style-name="Standard">$<text:tab/><text:s/><text:tab/>abcd$<text:s/><text:tab/></text:p>
      <text:p text:style-name="Standard">$a<text:tab/><text:s/><text:tab/><text:s/>bcd$<text:tab/><text:tab/>Shift</text:p>
      <text:p text:style-name="Standard">$ab<text:tab/><text:s text:c="2"/><text:tab/><text:s text:c="3"/>cd$<text:tab/><text:tab/>Shift</text:p>
      <text:p text:style-name="Standard">$aB<text:tab/><text:s text:c="2"/><text:tab/><text:s text:c="3"/>cd$<text:tab/><text:s/><text:tab/>reduce to B-&gt;b</text:p>
      <text:p text:style-name="Standard">$A<text:tab/><text:s text:c="2"/><text:tab/><text:s text:c="3"/>cd$<text:tab/><text:s/><text:tab/>reduce to A-&gt;aB</text:p>
      <text:p text:style-name="Standard">$Ac<text:tab/><text:s text:c="3"/><text:tab/><text:s text:c="5"/>d$<text:tab/><text:tab/>Shift</text:p>
      <text:p text:style-name="Standard">$Acd<text:tab/><text:s text:c="4"/><text:tab/><text:s text:c="7"/>$<text:tab/><text:tab/>Shift</text:p>
      <text:p text:style-name="Standard">$AcD<text:tab/><text:s text:c="4"/><text:tab/><text:s text:c="7"/>$<text:tab/><text:s/><text:tab/>reduce to D-&gt;d</text:p>
      <text:p text:style-name="Standard">$AC<text:tab/><text:s text:c="4"/><text:tab/><text:s text:c="7"/>$<text:tab/><text:s/><text:tab/>reduce to C-&gt;cD</text:p>
      <text:p text:style-name="Standard">$S<text:tab/><text:s text:c="4"/><text:tab/><text:s text:c="7"/>$<text:tab/><text:s/><text:tab/>reduce to S-&gt;AC</text:p>
      <text:p text:style-name="Standard"/>
      <text:p text:style-name="Standard">Input is Accepted</text:p>
      <text:p text:style-name="Standard"/>
      <text:p text:style-name="Standard">S-&gt;AC</text:p>
      <text:p text:style-name="Standard">A-&gt;aB</text:p>
      <text:p text:style-name="Standard">B-&gt;b</text:p>
      <text:p text:style-name="Standard">C-&gt;cD</text:p>
      <text:p text:style-name="Standard">D-&gt;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AVIND JOSE</meta:initial-creator>
    <dc:creator>ARAVIND JOSE</dc:creator>
    <meta:creation-date>2023-01-31T11:33:00Z</meta:creation-date>
    <dc:date>2023-01-31T11:33:00Z</dc:date>
    <meta:print-date>2022-10-20T14:38:00Z</meta:print-date>
    <meta:template xlink:href="Normal" xlink:type="simple"/>
    <meta:editing-cycles>2</meta:editing-cycles>
    <meta:editing-duration>PT0S</meta:editing-duration>
    <meta:document-statistic meta:page-count="3" meta:paragraph-count="7" meta:word-count="538" meta:character-count="3603" meta:row-count="25" meta:non-whitespace-character-count="3072"/>
  </office:meta>
</office:document-meta>
</file>